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64000000C57AAB3059A06A264C.jpg" manifest:media-type="image/jpeg"/>
  <manifest:file-entry manifest:full-path="Pictures/10000000000000500000006390E9CC69F90ACC61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Noto Sans Devanagari" svg:font-family="'Noto Sans Devanagari'" style:font-family-generic="swiss"/>
    <style:font-face style:name="CG Times" svg:font-family="'CG Times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P2" style:family="paragraph" style:parent-style-name="Footer">
      <style:paragraph-properties fo:line-height="90%">
        <style:tab-stops>
          <style:tab-stop style:position="4.752cm"/>
          <style:tab-stop style:position="7.251cm"/>
          <style:tab-stop style:position="10.502cm"/>
          <style:tab-stop style:position="13.503cm"/>
        </style:tab-stops>
      </style:paragraph-properties>
    </style:style>
    <style:style style:name="P3" style:family="paragraph" style:parent-style-name="Footer">
      <style:paragraph-properties fo:line-height="90%">
        <style:tab-stops>
          <style:tab-stop style:position="6.251cm" style:type="center"/>
          <style:tab-stop style:position="10.502cm"/>
          <style:tab-stop style:position="13.503cm"/>
        </style:tab-stops>
      </style:paragraph-properties>
    </style:style>
    <style:style style:name="P4" style:family="paragraph" style:parent-style-name="Footer">
      <style:paragraph-properties>
        <style:tab-stops>
          <style:tab-stop style:position="1.501cm" style:type="center"/>
          <style:tab-stop style:position="14.002cm" style:type="right"/>
        </style:tab-stops>
      </style:paragraph-properties>
    </style:style>
    <style:style style:name="P5" style:family="paragraph" style:parent-style-name="Footer">
      <style:paragraph-properties fo:line-height="90%">
        <style:tab-stops>
          <style:tab-stop style:position="6.251cm" style:type="center"/>
          <style:tab-stop style:position="10.502cm"/>
          <style:tab-stop style:position="13.503cm"/>
        </style:tab-stops>
      </style:paragraph-properties>
      <style:text-properties fo:font-size="9pt" fo:language="de" fo:country="DE" style:font-size-asian="9pt"/>
    </style:style>
    <style:style style:name="P6" style:family="paragraph" style:parent-style-name="Footer">
      <style:paragraph-properties fo:margin-left="0cm" fo:margin-right="-1.251cm" fo:line-height="90%" fo:text-indent="-1.501cm" style:auto-text-indent="false" fo:padding-left="0cm" fo:padding-right="0cm" fo:padding-top="0.035cm" fo:padding-bottom="0cm" fo:border-left="none" fo:border-right="none" fo:border-top="0.74pt solid #000000" fo:border-bottom="none">
        <style:tab-stops>
          <style:tab-stop style:position="4.752cm"/>
          <style:tab-stop style:position="7.251cm"/>
          <style:tab-stop style:position="10.502cm"/>
          <style:tab-stop style:position="13.503cm"/>
        </style:tab-stops>
      </style:paragraph-properties>
    </style:style>
    <style:style style:name="P7" style:family="paragraph" style:parent-style-name="Header">
      <style:paragraph-properties>
        <style:tab-stops>
          <style:tab-stop style:position="8.251cm"/>
          <style:tab-stop style:position="16.002cm" style:type="right"/>
        </style:tab-stops>
      </style:paragraph-properties>
    </style:style>
    <style:style style:name="P8" style:family="paragraph" style:parent-style-name="Header">
      <style:paragraph-properties>
        <style:tab-stops/>
      </style:paragraph-properties>
      <style:text-properties style:font-name="Times New Roman" style:font-style-complex="italic" style:font-weight-complex="bold"/>
    </style:style>
    <style:style style:name="P9" style:family="paragraph" style:parent-style-name="Header" style:master-page-name="First_20_Page">
      <style:paragraph-properties style:page-number="auto">
        <style:tab-stops/>
      </style:paragraph-properties>
    </style:style>
    <style:style style:name="P10" style:family="paragraph" style:parent-style-name="No_20_Spacing">
      <style:text-properties style:font-name="Times New Roman" fo:font-size="12pt" style:font-size-asian="12pt" style:font-size-complex="12pt"/>
    </style:style>
    <style:style style:name="P11" style:family="paragraph" style:parent-style-name="No_20_Spacing" style:list-style-name="WWNum1"/>
    <style:style style:name="P12" style:family="paragraph" style:parent-style-name="No_20_Spacing" style:list-style-name="WWNum3"/>
    <style:style style:name="P13" style:family="paragraph" style:parent-style-name="Standard">
      <style:paragraph-properties>
        <style:tab-stops>
          <style:tab-stop style:position="4.001cm"/>
          <style:tab-stop style:position="7.001cm"/>
          <style:tab-stop style:position="10.502cm"/>
          <style:tab-stop style:position="14.002cm"/>
        </style:tab-stops>
      </style:paragraph-properties>
    </style:style>
    <style:style style:name="P14" style:family="paragraph" style:parent-style-name="Standard">
      <style:text-properties style:font-name="Times New Roman"/>
    </style:style>
    <style:style style:name="P15" style:family="paragraph" style:parent-style-name="Standard">
      <style:text-properties style:font-name="Times New Roman" fo:font-weight="bold" style:font-name-asian="Calibri1" style:language-asian="en" style:country-asian="US" style:font-weight-asian="bold" style:font-size-complex="12pt"/>
    </style:style>
    <style:style style:name="P16" style:family="paragraph" style:parent-style-name="Standard">
      <style:text-properties style:font-name="Times New Roman" style:font-name-asian="Calibri1" style:language-asian="en" style:country-asian="US" style:font-size-complex="12pt"/>
    </style:style>
    <style:style style:name="P17" style:family="paragraph" style:parent-style-name="Standard">
      <style:paragraph-properties>
        <style:tab-stops>
          <style:tab-stop style:position="2cm"/>
        </style:tab-stops>
      </style:paragraph-properties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weight="bold" style:font-weight-asian="bold" style:font-style-complex="italic"/>
    </style:style>
    <style:style style:name="T4" style:family="text">
      <style:text-properties style:font-name="Times New Roman" fo:font-weight="bold" style:font-name-asian="Calibri1" style:language-asian="en" style:country-asian="US" style:font-weight-asian="bold" style:font-size-complex="12pt"/>
    </style:style>
    <style:style style:name="T5" style:family="text">
      <style:text-properties style:font-name="Times New Roman" fo:font-size="9pt" style:font-size-asian="9pt"/>
    </style:style>
    <style:style style:name="T6" style:family="text">
      <style:text-properties style:font-name="Times New Roman" fo:font-size="14pt" fo:font-weight="bold" style:font-size-asian="14pt" style:font-weight-asian="bold"/>
    </style:style>
    <style:style style:name="T7" style:family="text">
      <style:text-properties style:font-name="Times New Roman" fo:font-size="14pt" style:font-size-asian="14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fo:font-size="12pt" fo:font-weight="bold" style:font-size-asian="12pt" style:font-weight-asian="bold" style:font-size-complex="12pt"/>
    </style:style>
    <style:style style:name="T10" style:family="text">
      <style:text-properties style:font-name="Times New Roman" style:font-name-asian="Calibri1" style:language-asian="en" style:country-asian="US" style:font-size-complex="12pt"/>
    </style:style>
    <style:style style:name="T11" style:family="text">
      <style:text-properties style:font-name="Times New Roman" fo:font-size="20pt" fo:font-weight="bold" style:font-size-asian="20pt" style:font-weight-asian="bold"/>
    </style:style>
    <style:style style:name="T12" style:family="text">
      <style:text-properties fo:font-size="9pt" style:font-size-asian="9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fo:language="en" fo:country="US" style:font-size-asian="9pt"/>
    </style:style>
    <style:style style:name="T15" style:family="text">
      <style:text-properties fo:font-size="9pt" fo:language="de" fo:country="DE" style:font-size-asian="9pt"/>
    </style:style>
    <style:style style:name="fr1" style:family="graphic" style:parent-style-name="Graphics">
      <style:graphic-properties fo:margin-left="0.318cm" fo:margin-right="0cm" fo:margin-top="0cm" fo:margin-bottom="0cm" style:run-through="background" style:wrap="parallel" style:number-wrapped-paragraphs="no-limit" style:wrap-contour="false" style:vertical-pos="from-top" style:vertical-rel="paragraph" style:horizontal-pos="righ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<text:tab/></text:span></text:p>
      <text:p text:style-name="P7"><text:span text:style-name="T3">Utlysningstekst</text:span></text:p>
      <text:p text:style-name="P8"/>
      <text:p text:style-name="P13"><text:span text:style-name="T5">Vår ref: <text:tab/>L.nr.<text:tab/>Arkiv:<text:tab/>Deres ref:<text:tab/>Dato:</text:span></text:p>
      <text:p text:style-name="P13"><text:span text:style-name="T5">14/5814-1-AGM<text:tab/>16531/14<text:tab/>411<text:tab/><text:tab/>13.06.2014</text:span></text:p>
      <text:p text:style-name="Standard"><text:span text:style-name="T6">LEDIG STILLING:</text:span></text:p>
      <text:p text:style-name="Standard"><text:span text:style-name="T6">AVDELINGSLEDER HELSE OG OMSORGSAVDELINGEN</text:span></text:p>
      <text:p text:style-name="P14"/>
      <text:p text:style-name="P14"/>
      <text:p text:style-name="No_20_Spacing"><text:span text:style-name="T8">Ledig fast 100 % stilling som avdelingsleder for Helse- og omsorgsavdelingen i Røyrvik kommune.</text:span></text:p>
      <text:p text:style-name="No_20_Spacing"><text:span text:style-name="T8">Røyrvik <text:s/>omsorgssenter som ble tatt i bruk i 2001, der alle funksjoner som hører til den nye avdelingen er samlet. Alle fagstillinger er dekket opp, slik at vi kan gi et godt tilbud til bygdas befolkning. </text:span></text:p>
      <text:p text:style-name="No_20_Spacing"><text:span text:style-name="T8">Avdelingslederen er direkte underlagt rådmannen og inngår i rådmannens ledergruppe.</text:span></text:p>
      <text:p text:style-name="P10"/>
      <text:p text:style-name="No_20_Spacing"><text:span text:style-name="T8"><text:s/></text:span></text:p>
      <text:p text:style-name="No_20_Spacing"><text:span text:style-name="T9">Ønskede kvalifikasjoner:</text:span></text:p>
      <text:list xml:id="list1838237868" text:style-name="WWNum1">
        <text:list-item>
          <text:p text:style-name="P11"><text:span text:style-name="T8">Utdanning innen økonomi og administrasjon.</text:span></text:p>
        </text:list-item>
        <text:list-item>
          <text:p text:style-name="P11"><text:span text:style-name="T8">Formell kompetanse innen økonomi og lederskap</text:span></text:p>
        </text:list-item>
        <text:list-item>
          <text:p text:style-name="P11"><text:span text:style-name="T8">Bred ledererfaring.</text:span></text:p>
        </text:list-item>
        <text:list-item>
          <text:p text:style-name="P11"><text:span text:style-name="T8">God kjennskap til helse- og omsorgssektoren.</text:span></text:p>
        </text:list-item>
        <text:list-item>
          <text:p text:style-name="P11"><text:span text:style-name="T8">Kreativitet med tanke på å samordne aktiviteter til en velfungerende og brukervennlig avdeling, og samtidig utvikle et godt felles arbeidsmiljø. <text:s/></text:span></text:p>
        </text:list-item>
        <text:list-item>
          <text:p text:style-name="P11"><text:span text:style-name="T8">Personlig egnethet vil bli tillagt stor vekt ved ansettelse.</text:span></text:p>
        </text:list-item>
        <text:list-item>
          <text:p text:style-name="P11"><text:span text:style-name="T8">Helsefaglig bakgrunn</text:span></text:p>
        </text:list-item>
      </text:list>
      <text:p text:style-name="P10"/>
      <text:p text:style-name="P10"/>
      <text:p text:style-name="P10"/>
      <text:p text:style-name="No_20_Spacing"><text:soft-page-break/><text:span text:style-name="T8">Tiltredelse 1. september 2014</text:span></text:p>
      <text:p text:style-name="No_20_Spacing"><text:span text:style-name="T8">Utdanning og formell kompetanse innen økonomi, administrasjon og ledelse, samt bred ledererfaring vil bli vektlagt. <text:s/></text:span></text:p>
      <text:p text:style-name="No_20_Spacing"><text:span text:style-name="T8">Hvis du i tillegg er glad i friluftsliv og engasjert i et aktivt kulturliv , da anbefales du å søke til Røyrvik. </text:span></text:p>
      <text:p text:style-name="No_20_Spacing"><text:span text:style-name="T8">Nærmere opplysninger gis av rådmannen, tlf 74 33 63 02/48 04 13 30.</text:span></text:p>
      <text:p text:style-name="P10"/>
      <text:p text:style-name="P10"/>
      <text:p text:style-name="No_20_Spacing"><text:span text:style-name="T8">Ansettelse i henhold til gjeldende lovverk, reglement og tariffavtale med 2 % innskudd i KLP. </text:span></text:p>
      <text:p text:style-name="No_20_Spacing"><text:span text:style-name="T8">Søknad med CV og referanser sendes elektronisk via kommunens hjemmeside:</text:span></text:p>
      <text:p text:style-name="No_20_Spacing"><text:span text:style-name="T8">www.royrvik.kommune.no</text:span></text:p>
      <text:p text:style-name="P10"/>
      <text:p text:style-name="No_20_Spacing"><text:span text:style-name="T8">Attester og vitnemål sendes ikke nå men taes med til evt. jobbintervju. Søkerliste kan bli offentliggjort selv om søker ber om unntak jfr. off.loven §25.</text:span></text:p>
      <text:p text:style-name="P10"/>
      <text:p text:style-name="No_20_Spacing"><text:span text:style-name="T8">Søknadsfrist 27. Juni 2014</text:span></text:p>
      <text:p text:style-name="Standard"><field:fieldmark-start text:name="Bookmark" field:type="vnd.oasis.opendocument.field.UNHANDLED"><field:param field:name="vnd.oasis.opendocument.field.code" field:value=""/></field:fieldmark-start><field:fieldmark-end/></text:p>
      <text:p text:style-name="P14"/>
      <text:p text:style-name="P15"/>
      <text:p text:style-name="P15"/>
      <text:p text:style-name="Standard"><text:span text:style-name="T4">GOEVTESEÅVTEHKE HEALSOE- JIH HÅKSOEGOEVTESISNIE</text:span></text:p>
      <text:p text:style-name="P16"/>
      <text:p text:style-name="Standard"><text:span text:style-name="T10">100% barkoe gaavnoes goevteseåvtehkinie Healsoe- jïh håksoegoevtesisnie Raarvihken tjïeltesne.</text:span></text:p>
      <text:p text:style-name="Standard"><text:span text:style-name="T10">Eelkin Raarvihken håksoejarngem jaepien 2001 provhkedh, desnie gaajhkh goevtesen funksjovnh tjåanghkenamme. Faagebarkijh utnebe, guktie hijven faaleldahke voenen almetjidie utnebe.</text:span></text:p>
      <text:p text:style-name="Standard"><text:span text:style-name="T10">Goevtesen åvtehke lea raerieålman nuelesne jïh lea raerieålman åejviedåehkesne.</text:span></text:p>
      <text:p text:style-name="P16"/>
      <text:p text:style-name="P16"/>
      <text:p text:style-name="No_20_Spacing"><text:span text:style-name="T9">Vaajteles maahtoeh:</text:span></text:p>
      <text:list xml:id="list2441290449" text:style-name="WWNum3">
        <text:list-item>
          <text:p text:style-name="P12"><text:span text:style-name="T8">Økonomije jïh reereme ööhpehtimmiem</text:span></text:p>
        </text:list-item>
        <text:list-item>
          <text:p text:style-name="P12"><text:soft-page-break/><text:span text:style-name="T8">Byjjes maahtoeh økonomijesne jïh maehtedh reeredh.</text:span></text:p>
        </text:list-item>
        <text:list-item>
          <text:p text:style-name="P12"><text:span text:style-name="T8">Nænnoes åvtehkedååjrehtimmiem.</text:span></text:p>
        </text:list-item>
        <text:list-item>
          <text:p text:style-name="P12"><text:span text:style-name="T8">Åehpies healsoe- jïh håksoesektovrinie.</text:span></text:p>
        </text:list-item>
        <text:list-item>
          <text:p text:style-name="P12"><text:span text:style-name="T8">Eadtjohkes guktie maahta darjomh goevtesisnie öörnedh, jïh seamma aejkien hijven barkoebyjresem evtiedidh.</text:span></text:p>
        </text:list-item>
        <text:list-item>
          <text:p text:style-name="P12"><text:span text:style-name="T8">Sïjhtebe gïehtjedidh/goerehtalledh mejtie sjiehteles barkose.</text:span></text:p>
        </text:list-item>
        <text:list-item>
          <text:p text:style-name="P12"><text:span text:style-name="T8">Tjoerh healsoefaage maahtoem utnedh</text:span></text:p>
        </text:list-item>
      </text:list>
      <text:p text:style-name="P16"/>
      <text:p text:style-name="Standard"><text:span text:style-name="T10">Maehtedh <text:s/>skïereden 1 b.1014 barkosne aelkedh.</text:span></text:p>
      <text:p text:style-name="Standard"><text:span text:style-name="T10">Ööhpehtimmie jïh byjjes maahtoeh økonomijesne, reeremisnie jïh daejredh guktie reeredh jïh åvtehkedååjrehtimmie leah tsiehkieh maam vuartasjibie.</text:span></text:p>
      <text:p text:style-name="Standard"><text:span text:style-name="T10">Jis feejjen ålkone årrodh jïh kultuvrem dååjrehtidh, dle eevtjebe Raarvihkese syøkedh.</text:span></text:p>
      <text:p text:style-name="Standard"><text:span text:style-name="T10">Sïjhth vielie bïevnesh barkoen bïjre utnedh, bïeljelh dle raerieålmam, Tel: 74 33 63 02</text:span></text:p>
      <text:p text:style-name="Standard"><text:span text:style-name="T10">/48 04 13 30.</text:span></text:p>
      <text:p text:style-name="P16"/>
      <text:p text:style-name="Standard"><text:span text:style-name="T10">Barkoe laaki- jïh vuekiej mietie, jïh tarif-latjkoe 2% KLP:sne. </text:span></text:p>
      <text:p text:style-name="Standard"><text:span text:style-name="T10">Mijjieh vaajtelibie elektronihke syøkemem CV:ine seedth <text:s/>tjïelten åejviebielien tjirrh: www.royrvik.kommune.no</text:span></text:p>
      <text:p text:style-name="P16"/>
      <text:p text:style-name="Standard"><text:span text:style-name="T10">Aellieh <text:s/>vïhtesjimmide daelie seedth, menh dijph meatan jis barkoegoeredallese båatah. Syökemelæstoe maahta byjjes sjïdtedh, læjhkan mejtie syøkije vaajtele dam tjeakosne utnedh, byj.laake §25. </text:span></text:p>
      <text:p text:style-name="P16"/>
      <text:p text:style-name="Standard"><text:span text:style-name="T4">Minngemes syøkemebiejjie: Ruffien 27.b 2014.</text:span><text:bookmark text:name="_GoBack"/></text:p>
      <text:p text:style-name="P1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Noto Sans Devanagari" svg:font-family="'Noto Sans Devanagari'" style:font-family-generic="swiss"/>
    <style:font-face style:name="CG Times" svg:font-family="'CG Times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false" style:font-name-asian="Times New Roman2" style:font-size-asian="10pt" style:language-asian="nb" style:country-asian="NO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false" style:font-name-asian="Times New Roman2" style:font-size-asian="10pt" style:language-asian="nb" style:country-asian="NO" style:font-name-complex="Times New Roman2" style:font-size-complex="10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font-name="CG Times" fo:font-family="'CG Times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ildetekst" style:family="paragraph" style:parent-style-name="Standard" style:default-outline-level="">
      <style:paragraph-properties fo:orphans="0" fo:widows="0"/>
      <style:text-properties style:font-name="Times New Roman" fo:font-family="'Times New Roman'" style:font-family-generic="roman" style:font-pitch="variable"/>
    </style:style>
    <style:style style:name="Enkeltlinje" style:family="paragraph" style:parent-style-name="Standard" style:default-outline-level="">
      <style:paragraph-properties>
        <style:tab-stops>
          <style:tab-stop style:position="3cm"/>
          <style:tab-stop style:position="10.001cm"/>
          <style:tab-stop style:position="13.002cm"/>
        </style:tab-stops>
      </style:paragraph-properties>
      <style:text-properties style:font-name="Times New Roman" fo:font-family="'Times New Roman'" style:font-family-generic="roman" style:font-pitch="variable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opptekst_20_Tegn" style:display-name="Topptekst Tegn" style:family="text">
      <style:text-properties style:font-name="CG Times" fo:font-family="'CG Times'" style:font-family-generic="roman" style:font-pitch="variable" fo:font-size="12pt" style:font-size-asian="12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1.244cm" fo:margin-left="1.879cm"/>
        </style:list-level-properties>
        <style:text-properties style:font-name="Times New Roman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text:bullet-char="•">
        <style:list-level-properties text:list-level-position-and-space-mode="label-alignment">
          <style:list-level-label-alignment text:label-followed-by="listtab" fo:text-indent="-1.244cm" fo:margin-left="1.879cm"/>
        </style:list-level-properties>
        <style:text-properties style:font-name="Times New Roman1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2cm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MP3" style:family="paragraph" style:parent-style-name="Footer">
      <style:paragraph-properties fo:margin-left="0cm" fo:margin-right="-1.251cm" fo:line-height="90%" fo:text-indent="-1.501cm" style:auto-text-indent="false" fo:padding-left="0cm" fo:padding-right="0cm" fo:padding-top="0.035cm" fo:padding-bottom="0cm" fo:border-left="none" fo:border-right="none" fo:border-top="0.74pt solid #000000" fo:border-bottom="none">
        <style:tab-stops>
          <style:tab-stop style:position="4.752cm"/>
          <style:tab-stop style:position="7.251cm"/>
          <style:tab-stop style:position="10.502cm"/>
          <style:tab-stop style:position="13.503cm"/>
        </style:tab-stops>
      </style:paragraph-properties>
    </style:style>
    <style:style style:name="MP4" style:family="paragraph" style:parent-style-name="Footer">
      <style:paragraph-properties fo:line-height="90%">
        <style:tab-stops>
          <style:tab-stop style:position="4.752cm"/>
          <style:tab-stop style:position="7.251cm"/>
          <style:tab-stop style:position="10.502cm"/>
          <style:tab-stop style:position="13.503cm"/>
        </style:tab-stops>
      </style:paragraph-properties>
    </style:style>
    <style:style style:name="MP5" style:family="paragraph" style:parent-style-name="Footer">
      <style:paragraph-properties fo:line-height="90%">
        <style:tab-stops>
          <style:tab-stop style:position="6.251cm" style:type="center"/>
          <style:tab-stop style:position="10.502cm"/>
          <style:tab-stop style:position="13.50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1.501cm" style:type="center"/>
          <style:tab-stop style:position="14.002cm" style:type="right"/>
        </style:tab-stops>
      </style:paragraph-properties>
    </style:style>
    <style:style style:name="MP7" style:family="paragraph" style:parent-style-name="Footer">
      <style:paragraph-properties fo:line-height="90%">
        <style:tab-stops>
          <style:tab-stop style:position="6.251cm" style:type="center"/>
          <style:tab-stop style:position="10.502cm"/>
          <style:tab-stop style:position="13.503cm"/>
        </style:tab-stops>
      </style:paragraph-properties>
      <style:text-properties fo:font-size="9pt" fo:language="de" fo:country="DE" style:font-size-asian="9pt"/>
    </style:style>
    <style:style style:name="MT1" style:family="text">
      <style:text-properties style:font-name="Times New Roman" fo:font-size="20pt" fo:font-weight="bold" style:font-size-asian="20pt" style:font-weight-asian="bold"/>
    </style:style>
    <style:style style:name="MT2" style:family="text">
      <style:text-properties style:font-name="Times New Roman" fo:font-size="14pt" style:font-size-asian="14pt"/>
    </style:style>
    <style:style style:name="MT3" style:family="text">
      <style:text-properties fo:font-size="9pt" style:font-size-asian="9pt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font-size="9pt" fo:language="en" fo:country="US" style:font-size-asian="9pt"/>
    </style:style>
    <style:style style:name="MT6" style:family="text">
      <style:text-properties fo:font-size="9pt" fo:language="de" fo:country="DE" style:font-size-asian="9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cm" fo:margin-top="0cm" fo:margin-bottom="0cm" style:run-through="background" style:wrap="parallel" style:number-wrapped-paragraphs="no-limit" style:wrap-contour="false" style:vertical-pos="from-top" style:vertical-rel="paragraph" style:horizontal-pos="righ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199cm" fo:margin-left="2.501cm" fo:margin-right="2.501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302cm" fo:margin-left="0cm" fo:margin-right="0cm" fo:margin-top="1.2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e 6" text:anchor-type="char" svg:x="0.011cm" svg:y="-0.03cm" svg:width="1.709cm" svg:height="2.117cm" draw:z-index="5"><draw:image xlink:href="Pictures/10000000000000500000006390E9CC69F90ACC61.jpg" xlink:type="simple" xlink:show="embed" xlink:actuate="onLoad" loext:mime-type="image/jpeg"/><svg:desc>Røyrvik-kommunevåpen-2009</svg:desc></draw:frame><draw:frame draw:style-name="Mfr2" draw:name="Bilde 5" text:anchor-type="char" svg:y="0cm" svg:width="1.085cm" svg:height="2.117cm" draw:z-index="3"><draw:image xlink:href="Pictures/1000000000000064000000C57AAB3059A06A264C.jpg" xlink:type="simple" xlink:show="embed" xlink:actuate="onLoad" loext:mime-type="image/jpeg"/><svg:desc>Nasjonalpark-kommune-Røyrvi</svg:desc></draw:frame><text:s/>Tl743363</text:p>
        <text:p text:style-name="Header"/>
      </style:header>
      <style:footer>
        <text:p text:style-name="MP2"><text:tab/>Side <text:page-number text:select-page="current">3</text:page-number><text:s/>av <text:page-count>3</text:page-count></text:p>
      </style:footer>
    </style:master-page>
    <style:master-page style:name="First_20_Page" style:display-name="First Page" style:page-layout-name="Mpm1" style:next-style-name="Standard">
      <style:header>
        <text:p text:style-name="MP1"><draw:frame draw:style-name="Mfr1" draw:name="Bilde 4" text:anchor-type="char" svg:x="0.011cm" svg:y="-0.03cm" svg:width="1.709cm" svg:height="2.117cm" draw:z-index="1"><draw:image xlink:href="Pictures/10000000000000500000006390E9CC69F90ACC61.jpg" xlink:type="simple" xlink:show="embed" xlink:actuate="onLoad" loext:mime-type="image/jpeg"/><svg:desc>Røyrvik-kommunevåpen-2009</svg:desc></draw:frame><text:span text:style-name="MT1"><text:tab/>Raarvihken Tjïelte/Røyrvik kommune</text:span><draw:frame draw:style-name="Mfr2" draw:name="Bilde 3" text:anchor-type="char" svg:y="0cm" svg:width="1.085cm" svg:height="2.117cm" draw:z-index="0"><draw:image xlink:href="Pictures/1000000000000064000000C57AAB3059A06A264C.jpg" xlink:type="simple" xlink:show="embed" xlink:actuate="onLoad" loext:mime-type="image/jpeg"/><svg:desc>Nasjonalpark-kommune-Røyrvi</svg:desc></draw:frame></text:p>
        <text:p text:style-name="MP1"><text:span text:style-name="MT2"><text:tab/>Sentraladministrasjonen</text:span></text:p>
        <text:p text:style-name="Header"/>
      </style:header>
      <style:footer>
        <text:p text:style-name="MP3"><text:span text:style-name="MT3"><text:tab/>Postadresse: <text:tab/>Sentralbord: <text:tab/>74 33 63 00 <text:tab/>Postgiro: <text:s/><text:tab/>7874.05.95244</text:span></text:p>
        <text:p text:style-name="MP4"><text:span text:style-name="MT4">Raarvihken Tjïelte/</text:span><text:span text:style-name="MT3"><text:tab/>Telefaks: <text:s/><text:tab/>73 33 63 01<text:tab/>Bankgiro: <text:tab/>4448.10.01606</text:span></text:p>
        <text:p text:style-name="MP4"><text:span text:style-name="MT4">Røyrvik kommune</text:span><text:span text:style-name="MT3"><text:tab/>Saksbehandler tlf:<text:tab/>74 33 63 00<text:tab/>Postgiro for skatt:<text:tab/>7855.05.17395</text:span></text:p>
        <text:p text:style-name="MP5"><text:span text:style-name="MT5">7898 Limingen</text:span><text:span text:style-name="MT6"><text:tab/><text:tab/>Org. nr:<text:tab/>NO 964 982 120</text:span></text:p>
        <text:p text:style-name="MP6"><text:span text:style-name="MT6">E-post: </text:span><text:a xlink:type="simple" xlink:href="mailto:postmottak@royrvik.kommune.no" text:style-name="Internet_20_link" text:visited-style-name="Visited_20_Internet_20_Link"><text:span text:style-name="MT6">postmottak@royrvik.kommune.no</text:span></text:a><text:span text:style-name="MT6"> <text:tab/>www.royrvik.kommune.no</text:span></text:p>
        <text:p text:style-name="MP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eil! Fant ikke referansekilden.</dc:title>
    <meta:initial-creator>ff</meta:initial-creator>
    <dc:creator>anne.gunn.mikkelsen</dc:creator>
    <meta:editing-cycles>2</meta:editing-cycles>
    <meta:print-date>2009-07-02T09:01:00</meta:print-date>
    <meta:creation-date>2014-06-13T10:07:00</meta:creation-date>
    <dc:date>2014-06-13T10:07:00</dc:date>
    <meta:editing-duration>PT2M</meta:editing-duration>
    <meta:generator>LibreOffice/6.4.6.2$Linux_X86_64 LibreOffice_project/40$Build-2</meta:generator>
    <meta:document-statistic meta:table-count="0" meta:image-count="4" meta:object-count="0" meta:page-count="3" meta:paragraph-count="58" meta:word-count="483" meta:character-count="3601" meta:non-whitespace-character-count="3158"/>
    <meta:user-defined meta:name="AppVersion">14.0000</meta:user-defined>
    <meta:user-defined meta:name="Company">IBM</meta:user-defined>
    <meta:user-defined meta:name="DocSecurity" meta:value-type="float">4</meta:user-defined>
    <meta:user-defined meta:name="ESA Adresse"/>
    <meta:user-defined meta:name="ESA Connect" meta:value-type="string">nulR,Igo,Pos,/69,9W4t.j.01D221D/wpzt5,j86RDI4okPxwXsD/z9i934Z.F.p1G2M1U/Gp0t3,kU5aXdHMzRJVVJSQEB5ZFNCWll3YhNtQ:1/M71.O8V1d2p:S0B6QeJaQswrRdENW-I0MhQtM:U/O7I.M8E1O2d:Y0262eramrmdaNl-ui</meta:user-defined>
    <meta:user-defined meta:name="ESA Filnavn" meta:value-type="string">H:\Off2000\K2Temp\_k2_14028051.docx</meta:user-defined>
    <meta:user-defined meta:name="ESA Id" meta:value-type="string"/>
    <meta:user-defined meta:name="ESA Navn" meta:value-type="string">Utlysningstekst</meta:user-defined>
    <meta:user-defined meta:name="ESA Poststed" meta:value-type="string"/>
    <meta:user-defined meta:name="ESA Timestamp" meta:value-type="string">13.06.2014 09:31:27</meta:user-defined>
    <meta:user-defined meta:name="ESA Tittel" meta:value-type="string">LEDIG STILLING: AVDELINGSLEDER HELSE OG OMSORGSAVDELINGEN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eSakDokid" meta:value-type="string">14028051</meta:user-defined>
    <meta:user-defined meta:name="eSakOppgaver-1" meta:value-type="string">-1|0|0|Arkiver og lukk@113|1|0|Ferdig og ekspedert, låst for endringer@11|0|1|Ferdig, sendes for godkjenning til@122|1|0|Vedlegg ferdig</meta:user-defined>
    <meta:user-defined meta:name="eSakURL" meta:value-type="string"/>
    <meta:user-defined meta:name="eSakWebDavMac" meta:value-type="string">14028051.docx</meta:user-defined>
    <meta:user-defined meta:name="eSakWebDavUrl" meta:value-type="string">/14028051.docx</meta:user-defined>
    <meta:template xlink:type="simple" xlink:actuate="onRequest" xlink:title="819FF8BB" xlink:href=""/>
  </office:meta>
</office:document-meta>
</file>